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Operation.getParsedSq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Operation.newPreparedStatementCreator( String sqlToUse , @ Nullable Object [ ]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Operation.onCompil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Operation.newPreparedStatementCreator( @ Nullable Object [ ]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Operation.newPreparedStatementSetter( @ Nullable Object [ ]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Operation.compile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